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59415" style:font-size-asian="14pt" style:font-size-complex="14pt"/>
    </style:style>
    <style:style style:name="P3" style:family="paragraph" style:parent-style-name="Standard">
      <style:text-properties style:font-name="Times New Roman" fo:font-size="10pt" officeooo:paragraph-rsid="00059415" style:font-size-asian="10pt" style:font-size-complex="10pt"/>
    </style:style>
    <style:style style:name="P4" style:family="paragraph" style:parent-style-name="Основной_20_Текст">
      <style:paragraph-properties fo:text-align="center" style:justify-single-word="false"/>
      <style:text-properties officeooo:paragraph-rsid="00059415"/>
    </style:style>
    <style:style style:name="P5" style:family="paragraph" style:parent-style-name="Основной_20_Текст">
      <style:paragraph-properties fo:text-align="center" style:justify-single-word="false"/>
      <style:text-properties fo:font-weight="bold" officeooo:paragraph-rsid="00059415" style:font-weight-asian="bold"/>
    </style:style>
    <style:style style:name="P6" style:family="paragraph" style:parent-style-name="Основной_20_Текст">
      <style:text-properties fo:font-size="10pt" officeooo:paragraph-rsid="00059415" style:font-size-asian="10pt" style:font-size-complex="10pt"/>
    </style:style>
    <style:style style:name="P7" style:family="paragraph" style:parent-style-name="Основной_20_Текст">
      <style:text-properties officeooo:paragraph-rsid="00059415"/>
    </style:style>
    <style:style style:name="P8" style:family="paragraph" style:parent-style-name="Основной_20_Текст">
      <style:text-properties officeooo:paragraph-rsid="0007f7b1"/>
    </style:style>
    <style:style style:name="P9" style:family="paragraph" style:parent-style-name="Основной_20_Текст" style:master-page-name="First_20_Page">
      <style:paragraph-properties fo:text-align="center" style:justify-single-word="false" style:page-number="auto"/>
      <style:text-properties officeooo:paragraph-rsid="00059415"/>
    </style:style>
    <style:style style:name="P10" style:family="paragraph" style:parent-style-name="Основной_20_Текст">
      <style:paragraph-properties fo:text-align="center" style:justify-single-word="false"/>
      <style:text-properties officeooo:paragraph-rsid="000ddf25"/>
    </style:style>
    <style:style style:name="P11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6148d"/>
    </style:style>
    <style:style style:name="T3" style:family="text">
      <style:text-properties officeooo:rsid="0007f7b1"/>
    </style:style>
    <style:style style:name="T4" style:family="text">
      <style:text-properties officeooo:rsid="000c9284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екоммерческое акционерное общество</text:p>
      <text:p text:style-name="P4">«АЛМАТИНСКИЙ УНИВЕРСИТЕТ ЭНЕРГЕТИКИ И СВЯЗИ»</text:p>
      <text:p text:style-name="P4"/>
      <text:p text:style-name="P10">Кафедра <text:span text:style-name="T4">теоретических основ <text:s/>электротехники</text:span></text:p>
      <text:p text:style-name="P4"/>
      <text:p text:style-name="P4"/>
      <text:p text:style-name="P5">ОТЧЕТ </text:p>
      <text:p text:style-name="P5">по лабораторной работе № ___</text:p>
      <text:p text:style-name="P5"/>
      <text:p text:style-name="P7">По дисциплине: «<text:span text:style-name="T2">Теоретические Основы Электротехники</text:span>»</text:p>
      <text:p text:style-name="P7"/>
      <text:p text:style-name="P7">На тему: ________________________________________________</text:p>
      <text:p text:style-name="P7"/>
      <text:p text:style-name="P7">Специальность: «Автоматизация и Управление»</text:p>
      <text:p text:style-name="P7"/>
      <text:p text:style-name="P7">Выполнил: _______________ Группа: АУ-18-5 Вариант: ___</text:p>
      <text:p text:style-name="P7"/>
      <text:p text:style-name="P8">Принял: <text:span text:style-name="T3">д</text:span>оцент <text:span text:style-name="T3">Баймаганов А. С.</text:span></text:p>
      <text:p text:style-name="P7"/>
      <text:p text:style-name="P7"/>
      <text:p text:style-name="P7"/>
      <text:p text:style-name="P7"><draw:custom-shape text:anchor-type="char" draw:z-index="0" draw:style-name="gr1" draw:text-style-name="P11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1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1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1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7"><text:s text:c="3"/><text:span text:style-name="T1">(оценка) <text:s text:c="29"/>(подпись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tab/></text:p>
      <text:p text:style-name="P2">Алматы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1:52:03.372602680</meta:creation-date>
    <dc:date>2019-09-19T19:51:04.225872615</dc:date>
    <meta:editing-duration>PT11M49S</meta:editing-duration>
    <meta:editing-cycles>7</meta:editing-cycles>
    <meta:generator>LibreOffice/6.2.5.2$Linux_X86_64 LibreOffice_project/1ec314fa52f458adc18c4f025c545a4e8b22c159</meta:generator>
    <meta:document-statistic meta:table-count="0" meta:image-count="0" meta:object-count="0" meta:page-count="1" meta:paragraph-count="14" meta:word-count="49" meta:character-count="566" meta:non-whitespace-character-count="395"/>
  </office:meta>
</office:document-meta>
</file>